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Command.LoginCommand( String userId , String password , String realm , String passcode , Application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inCommand.getSafehaus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Handler.handle( Callback [ ] callback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oginCommand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